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04599" officeooo:paragraph-rsid="00104599"/>
    </style:style>
    <style:style style:name="T1" style:family="text">
      <style:text-properties fo:font-weight="bold" style:font-weight-asian="bold" style:font-weight-complex="bold"/>
    </style:style>
    <style:style style:name="T2" style:family="text">
      <style:text-properties fo:font-size="18pt" fo:font-weight="bold" style:font-size-asian="18pt" style:font-weight-asian="bold" style:font-size-complex="18pt" style:font-weight-complex="bold"/>
    </style:style>
    <style:style style:name="T3" style:family="text">
      <style:text-properties fo:font-size="20pt" fo:font-weight="bold" style:font-size-asian="20pt" style:font-weight-asian="bold" style:font-size-complex="20pt" style:font-weight-complex="bold"/>
    </style:style>
    <style:style style:name="T4" style:family="text">
      <style:text-properties fo:color="#c9211e" fo:font-size="20pt" fo:font-weight="bold" style:font-size-asian="20pt" style:font-weight-asian="bold" style:font-size-complex="20pt" style:font-weight-complex="bold"/>
    </style:style>
    <style:style style:name="T5" style:family="text">
      <style:text-properties fo:font-size="13pt" style:font-size-asian="13pt" style:font-size-complex="13pt"/>
    </style:style>
    <style:style style:name="T6" style:family="text">
      <style:text-properties fo:font-size="13pt" fo:font-weight="bold" style:font-size-asian="13pt" style:font-weight-asian="bold" style:font-size-complex="13pt" style:font-weight-complex="bold"/>
    </style:style>
    <style:style style:name="T7" style:family="text">
      <style:text-properties fo:font-size="16pt" fo:font-weight="bold" style:font-size-asian="16pt" style:font-weight-asian="bold" style:font-size-complex="16pt" style:font-weight-complex="bold"/>
    </style:style>
    <style:style style:name="T8" style:family="text">
      <style:text-properties fo:color="#3465a4" fo:font-size="16pt" fo:font-weight="bold" style:font-size-asian="16pt" style:font-weight-asian="bold" style:font-size-complex="16pt" style:font-weight-complex="bold"/>
    </style:style>
    <style:style style:name="T9" style:family="text">
      <style:text-properties fo:color="#3465a4" fo:font-size="13pt" fo:font-weight="bold" style:font-size-asian="13pt" style:font-weight-asian="bold" style:font-size-complex="13pt"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ext:span text:style-name="T4">Early Releases and Python’s Growth<text:line-break/></text:span><text:line-break/><text:span text:style-name="T5">Python’s first version was officially released in February 1991 as Python 0.9.0. It already had several core features, such as </text:span></text:p>
      <text:p text:style-name="P1"><text:span text:style-name="T5"><text:s text:c="40"/>functions,</text:span></text:p>
      <text:p text:style-name="P1"><text:span text:style-name="T5"><text:s text:c="39"/>exceptions,</text:span></text:p>
      <text:p text:style-name="P1"><text:span text:style-name="T5"><text:s text:c="39"/>modules,</text:span></text:p>
      <text:p text:style-name="P1"><text:span text:style-name="T5"><text:s text:c="39"/>and core data types like strings, lists, and dictionaries.</text:span></text:p>
      <text:p text:style-name="P1"><text:span text:style-name="T5"><text:s text:c="9"/>This release marked the beginning of Python’s evolution.<text:line-break/><text:line-break/>By 1994, Python reached version 1.0. Some key features that were introduced in this version included:<text:line-break/><text:line-break/>Lambda functions (anonymous functions)<text:line-break/><text:line-break/>Map, filter, and reduce functions for functional programming<text:line-break/><text:line-break/><text:line-break/>The language was gaining popularity due to its simplicity and ease of use.<text:line-break/><text:line-break/></text:span><text:span text:style-name="T8">Python 2.x Era</text:span><text:span text:style-name="T5"><text:line-break/><text:line-break/>In 2000, Python 2.0 was released. This version included several significant improvements:<text:line-break/><text:line-break/></text:span><text:span text:style-name="T6">List comprehensions</text:span><text:span text:style-name="T5"> were introduced, which made it easier to create lists.<text:line-break/><text:line-break/></text:span><text:span text:style-name="T6">Garbage collection</text:span><text:span text:style-name="T5"> was added, which helped with memory management.<text:line-break/><text:line-break/>Python 2.0 also introduced</text:span><text:span text:style-name="T6"> Unicode support</text:span><text:span text:style-name="T5">, allowing developers to handle text in multiple languages more easily.<text:line-break/><text:line-break/><text:line-break/>Over the years, several minor versions of Python 2 were released, but Python 2.x was eventually considered outdated due to the language’s ongoing evolution.<text:line-break/><text:line-break/></text:span><text:span text:style-name="T8">The Introduction of Python 3.0</text:span><text:span text:style-name="T5"><text:line-break/><text:line-break/>In 2008, Python 3.0 was released, also known as Python 3000 or Py3k. This version was a major upgrade, but it wasn’t backward compatible with Python 2. This decision was made to fix fundamental flaws in the language’s design, even though it meant Python 2 code wouldn’t run on Python 3 without modification.<text:line-break/><text:line-break/>Some of the significant changes in Python 3.0 included:<text:line-break/><text:line-break/></text:span><text:soft-page-break/><text:span text:style-name="T5">The </text:span><text:span text:style-name="T6">print statement </text:span><text:span text:style-name="T5">was replaced with the print() function.<text:line-break/><text:line-break/></text:span><text:span text:style-name="T6">Better Unicode support</text:span><text:span text:style-name="T5"> was implemented, making Python more useful for internationalization.<text:line-break/><text:line-break/></text:span><text:span text:style-name="T6">Integer division was changed so tha</text:span><text:span text:style-name="T5">t dividing two integers would give a float instead of rounding down.<text:line-break/><text:line-break/><text:line-break/>Python 3.0 was designed to make the language more consistent, but it led to a period of fragmentation because Python 2 code wasn’t compatible with Python 3.<text:line-break/><text:line-break/></text:span><text:span text:style-name="T8">Python 2’s End of Life</text:span><text:span text:style-name="T5"><text:line-break/><text:line-break/>In 2020, Python 2 was officially discontinued. Python 2 reached its end of life on January 1, 2020, and no further updates or security patches were released for Python 2. This marked the end of an era, and developers were encouraged to migrate their code to Python 3.<text:line-break/><text:line-break/></text:span><text:span text:style-name="T8">Python Today</text:span><text:span text:style-name="T5"><text:line-break/><text:line-break/>As of 2024, Python continues to grow and evolve. The latest stable version is Python 3.12.x, which includes several new features, such as:<text:line-break/><text:line-break/></text:span><text:span text:style-name="T6">Pattern matching</text:span><text:span text:style-name="T5"> (a powerful tool for matching data structures)<text:line-break/><text:line-break/></text:span><text:span text:style-name="T6">Performance improvements </text:span><text:span text:style-name="T5">to make the language faster and more efficient<text:line-break/><text:line-break/></text:span><text:span text:style-name="T6">Continued improvements </text:span><text:span text:style-name="T5">in libraries and frameworks that make Python even more versatile.<text:line-break/><text:line-break/><text:line-break/>Python is now one of the most popular programming languages worldwide, used in a wide range of fields like:<text:line-break/><text:line-break/>W</text:span><text:span text:style-name="T6">eb Development</text:span><text:span text:style-name="T5"> (using frameworks like Django and Flask)<text:line-break/><text:line-break/></text:span><text:span text:style-name="T6">Data Science</text:span><text:span text:style-name="T5"> (with libraries like Pandas, NumPy)<text:line-break/><text:line-break/></text:span><text:span text:style-name="T6">Machine Learning and AI</text:span><text:span text:style-name="T5"> (TensorFlow, PyTorch)<text:line-break/><text:line-break/></text:span><text:span text:style-name="T6">Scripting and Automation </text:span><text:span text:style-name="T5">(writing scripts to automate tasks)<text:line-break/><text:line-break/></text:span><text:span text:style-name="T6">Game Development</text:span><text:span text:style-name="T5"> (with libraries like Pygame)<text:line-break/><text:line-break/><text:line-break/></text:span><text:soft-page-break/><text:span text:style-name="T5">It’s widely used by companies like Google, NASA, Netflix, Instagram, and many others for a variety of application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2"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2" style:font-family-complex="Arial"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5-04-28T15:21:57.805000000</meta:creation-date>
    <dc:date>2025-04-28T15:28:35.867000000</dc:date>
    <meta:editing-duration>PT6M38S</meta:editing-duration>
    <meta:editing-cycles>1</meta:editing-cycles>
    <meta:document-statistic meta:table-count="0" meta:image-count="0" meta:object-count="0" meta:page-count="3" meta:paragraph-count="6" meta:word-count="473" meta:character-count="3262" meta:non-whitespace-character-count="2591"/>
    <meta:generator>Neat_Office/6.2.8.2$Windows_x86 LibreOffice_project/</meta:generator>
  </office:meta>
</office:document-meta>
</file>